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6.539cm" svg:height="20.241cm" svg:x="4.32cm" svg:y="0.106cm">
            <draw:object draw:notify-on-update-of-ranges="table_stats.B1:table_stats.B1 table_stats.B2:table_stats.B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8:33:28.313974083</dc:date>
    <meta:editing-duration>PT4M9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54cm" svg:height="20.242cm" xlink:href=".." xlink:type="simple" chart:class="chart:bar" chart:style-name="ch1">
        <chart:legend chart:legend-position="end" svg:x="33.086cm" svg:y="9.822cm" style:legend-expansion="high" chart:style-name="ch2"/>
        <chart:plot-area chart:style-name="ch3" table:cell-range-address="table_stats.B1:table_stats.B127" chart:data-source-has-labels="row" svg:x="0.73cm" svg:y="0.404cm" svg:width="31.626cm" svg:height="19.434cm">
          <chart:coordinate-region svg:x="1.537cm" svg:y="0.603cm" svg:width="30.819cm" svg:height="18.3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127" chart:label-cell-address="table_stats.B1:table_stats.B1" chart:class="chart:bar">
            <chart:data-point chart:repeated="1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